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7db0b" officeooo:paragraph-rsid="0017db0b"/>
    </style:style>
    <style:style style:name="P2" style:family="paragraph" style:parent-style-name="Standard">
      <style:text-properties style:text-underline-style="solid" style:text-underline-width="auto" style:text-underline-color="font-color" officeooo:rsid="0017db0b" officeooo:paragraph-rsid="0018a7ba"/>
    </style:style>
    <style:style style:name="P3" style:family="paragraph" style:parent-style-name="Standard">
      <style:text-properties style:text-underline-style="solid" style:text-underline-width="auto" style:text-underline-color="font-color" officeooo:rsid="0017db0b" officeooo:paragraph-rsid="00195ae5"/>
    </style:style>
    <style:style style:name="P4" style:family="paragraph" style:parent-style-name="Standard">
      <style:text-properties style:text-underline-style="solid" style:text-underline-width="auto" style:text-underline-color="font-color" fo:font-weight="bold" officeooo:rsid="00195ae5" officeooo:paragraph-rsid="00195ae5"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a6eca" officeooo:paragraph-rsid="001a6eca" style:font-weight-asian="bold" style:font-weight-complex="bold"/>
    </style:style>
    <style:style style:name="P6" style:family="paragraph" style:parent-style-name="Standard">
      <style:text-properties style:text-underline-style="solid" style:text-underline-width="auto" style:text-underline-color="font-color" officeooo:rsid="0018a7ba" officeooo:paragraph-rsid="0018a7ba"/>
    </style:style>
    <style:style style:name="P7" style:family="paragraph" style:parent-style-name="Standard">
      <style:text-properties style:text-underline-style="solid" style:text-underline-width="auto" style:text-underline-color="font-color" fo:font-weight="normal" officeooo:rsid="00195ae5" officeooo:paragraph-rsid="00195ae5" style:font-weight-asian="normal" style:font-weight-complex="normal"/>
    </style:style>
    <style:style style:name="P8" style:family="paragraph" style:parent-style-name="Standard">
      <style:text-properties style:text-underline-style="solid" style:text-underline-width="auto" style:text-underline-color="font-color" officeooo:rsid="001a6eca" officeooo:paragraph-rsid="001a6eca"/>
    </style:style>
    <style:style style:name="P9" style:family="paragraph" style:parent-style-name="Standard">
      <style:text-properties style:text-underline-style="none" fo:font-weight="normal" officeooo:rsid="001c0a2a" officeooo:paragraph-rsid="0017db0b" style:font-weight-asian="normal" style:font-weight-complex="normal"/>
    </style:style>
    <style:style style:name="P10" style:family="paragraph" style:parent-style-name="Standard">
      <style:text-properties style:text-underline-style="none" fo:font-weight="normal" officeooo:rsid="001c0a2a" officeooo:paragraph-rsid="001c0a2a" style:font-weight-asian="normal" style:font-weight-complex="normal"/>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7e828"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17e828" style:font-weight-asian="normal" style:font-weight-complex="normal"/>
    </style:style>
    <style:style style:name="T6" style:family="text">
      <style:text-properties style:text-underline-style="none" fo:font-weight="normal" officeooo:rsid="0018a7ba" style:font-weight-asian="normal" style:font-weight-complex="normal"/>
    </style:style>
    <style:style style:name="T7"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7">Question1</text:span>.<text:span text:style-name="T2"> We Out of all the definitions of Economics have discussed in class , which you think is the most suitable?why?</text:span></text:p>
      <text:p text:style-name="P1"><text:span text:style-name="T4"/></text:p>
      <text:p text:style-name="P2"><text:span text:style-name="T4">Economy is a science of of wealth. </text:span><text:span text:style-name="T5">Pioneer of the Economy Science </text:span><text:span text:style-name="T3"><text:s/></text:span><text:span text:style-name="T5">Adam Smith, known as father of economics explain economy as the factors that determines wealth of a country and its growth. As the wealth and riches of country cannot grow without the proper utilization of its resources. So this is in my opinion is suitable definition </text:span><text:span text:style-name="T6">of economy because we are studying more about the proper utilization of resources and factors which are strengthening the economy of state.</text:span></text:p>
      <text:p text:style-name="P2"><text:span text:style-name="T6"/></text:p>
      <text:p text:style-name="P6"><text:span text:style-name="T2">Question2. How will you distinguish if any good(for example bullet proof cars) is a necessity, comfort or a luxury </text:span></text:p>
      <text:p text:style-name="P6"><text:span text:style-name="T4"/></text:p>
      <text:p text:style-name="P6"><text:span text:style-name="T4">Goods can be used by the consumer in different ways according to their lifestyle and needs. For example Bullet Car is necessity for a high official like ministers and ambassadors but a businessman wants comfort in his life and student drive the same car to show his luxury.</text:span></text:p>
      <text:p text:style-name="P6"><text:span text:style-name="T4"/></text:p>
      <text:p text:style-name="P4">Question3.<text:span text:style-name="T1"> What is the difference between consumer and capital goods?</text:span></text:p>
      <text:p text:style-name="P7"><text:span text:style-name="T1"/></text:p>
      <text:p text:style-name="P4"><text:span text:style-name="T4">Consumer goods are used directly by consumers and have no future productive use and it is directly use by the common people like paper,washing powder ,juice etc. On the other side Capital goods used by one business to help another business produce consumer goods,these includes item like building,machinery and tools.</text:span></text:p>
      <text:p text:style-name="P4"><text:span text:style-name="T4"/></text:p>
      <text:p text:style-name="P4"><text:span text:style-name="T1">Question4. Differentiate between Real and Financial Investment.</text:span></text:p>
      <text:p text:style-name="P3"><text:span text:style-name="T6"/></text:p>
      <text:p text:style-name="P8"><text:span text:style-name="T6">R</text:span><text:span text:style-name="T4">eal investment is the money that is invested in the tangible and productive assets such as machinery and plant ,Gold and Silver while Financial Investment is the investment which do not have any addition to the existing stock like shares, debenture bonds and other securities.</text:span></text:p>
      <text:p text:style-name="P8"><text:span text:style-name="T4"/></text:p>
      <text:p text:style-name="P5"><text:span text:style-name="T1">Question5. Differentiate between GDP and GNP. </text:span></text:p>
      <text:p text:style-name="P9"/>
      <text:p text:style-name="P10">Gross Domestic production is the value of the good produced within a country by the citizens as well as the non-citizens But Gross National Product measures the value of goods and services produced only a country’s citizens but both domestically and outside of the boarders.</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7:09:19.029711911</meta:creation-date>
    <dc:date>2021-03-19T18:17:26.222950939</dc:date>
    <meta:editing-duration>PT5M56S</meta:editing-duration>
    <meta:editing-cycles>1</meta:editing-cycles>
    <meta:document-statistic meta:table-count="0" meta:image-count="0" meta:object-count="0" meta:page-count="1" meta:paragraph-count="10" meta:word-count="331" meta:character-count="2030" meta:non-whitespace-character-count="1706"/>
    <meta:generator>LibreOffice/6.4.6.2$Linux_X86_64 LibreOffice_project/40$Build-2</meta:generator>
  </office:meta>
</office:document-meta>
</file>